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1563in" fo:text-align="justify" style:justify-single-word="false" fo:background-color="#ffffff">
        <style:background-image/>
      </style:paragraph-properties>
    </style:style>
    <style:style style:name="P2" style:family="paragraph" style:parent-style-name="Normal_20__28_Web_29_" style:master-page-name="Standard">
      <style:paragraph-properties fo:margin-top="0in" fo:margin-bottom="0.1563in" fo:text-align="justify" style:justify-single-word="false" style:page-number="auto" fo:background-color="#ffffff">
        <style:background-image/>
      </style:paragraph-properties>
    </style:style>
    <style:style style:name="T1" style:family="text">
      <style:text-properties fo:color="#000000" style:font-name="Open Sans" fo:font-size="10.5pt" style:font-size-asian="10.5pt" style:font-name-complex="Open Sans1" style:font-size-complex="10.5pt"/>
    </style:style>
    <style:style style:name="T2" style:family="text">
      <style:text-properties fo:color="#000000" style:font-name="Open Sans" fo:font-size="10.5pt" fo:language="en" fo:country="US" style:font-size-asian="10.5pt" style:font-name-complex="Open Sans1" style:font-size-complex="10.5pt"/>
    </style:style>
    <style:style style:name="T3" style:family="text">
      <style:text-properties fo:color="#000000" style:font-name="Open Sans" fo:font-size="10.5pt" fo:language="en" fo:country="US" fo:font-weight="bold" style:font-size-asian="10.5pt" style:font-weight-asian="bold" style:font-name-complex="Open Sans1" style:font-size-complex="10.5pt" style:font-weight-complex="bold"/>
    </style:style>
    <style:style style:name="T4" style:family="text">
      <style:text-properties fo:color="#000000" style:font-name="Open Sans" fo:font-size="10.5pt" fo:language="en" fo:country="US" fo:font-style="italic" style:font-size-asian="10.5pt" style:font-style-asian="italic" style:font-name-complex="Open Sans1" style:font-size-complex="10.5pt" style:font-style-complex="italic"/>
    </style:style>
    <style:style style:name="T5" style:family="text">
      <style:text-properties fo:color="#ff0000" style:font-name="Open Sans" fo:font-size="10.5pt" fo:language="en" fo:country="US" style:font-size-asian="10.5pt" style:font-name-complex="Open Sans1" style:font-size-complex="10.5pt"/>
    </style:style>
    <style:style style:name="T6" style:family="text">
      <style:text-properties fo:color="#4472c4" style:font-name="Open Sans" fo:font-size="10.5pt" fo:language="en" fo:country="US" style:font-size-asian="10.5pt" style:font-name-complex="Open Sans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Lorem ipsum dolor sit amet, consectetur adipiscing elit. Donec iaculis egestas erat vitae feugiat. Sed sit amet vehicula magna. Phasellus purus felis, fermentum ut lectus quis, ultrices blandit nisi. In a dui sit amet </text:span><text:span text:style-name="T5">est consectetur fermentum. Nam rutrum odio ut odio vulputate, id venenatis urna suscipit. Vestibulum quam justo, ornare sodales ultricies nec, elementum vel ligula. Quisque magna urna, luctus consectetur dolor eu, molestie condimentum nisi. In dignissim eros vitae tellus sollicitudin ullamcorper. Vestibulum </text:span><text:span text:style-name="T2">pulvinar aliquam purus sed lacinia. Aliquam erat volutpat. Praesent fringilla purus id felis pulvinar suscipit. Quisque vitae ex quis eros suscipit efficitur. Donec fermentum blandit magna eu molestie. Ut fringilla velit at elit scelerisque commodo.</text:span></text:p>
      <text:p text:style-name="P1"><text:span text:style-name="T3">Vivamus ex sem, porta sit amet consectetur id, ultrices vitae lorem. Maecenas sapien quam, hendrerit non enim eget, molestie mattis enim. Pellentesque pharetra vitae orci vel auctor. In hac habitasse platea dictumst. Aenean non metus et nunc consequat porttitor eget at purus. Nulla id placerat urna, in pellentesque nunc. Vestibulum non congue tortor. Suspendisse iaculis condimentum hendrerit. </text:span><text:span text:style-name="T2">Sed nec posuere diam. Fusce ullamcorper auctor augue, tristique posuere diam maximus ac. Praesent blandit consectetur arcu nec rutrum. Maecenas tellus mi, auctor quis ante ut, tincidunt sagittis diam. Nunc sit amet viverra risus.</text:span></text:p>
      <text:p text:style-name="P1"><text:span text:style-name="T2">Morbi </text:span><text:span text:style-name="T4">sit amet est lectus. Nam ac eleifend sem. Nulla placerat dolor lorem, nec venenatis orci suscipit non. Proin nec lacus et sem faucibus volutpat. Nulla et elit non lorem molestie tempor in quis est. Sed ullamcorper dignissim tincidunt. Nulla euismod purus ipsum, non condimentum dui suscipit quis. Nulla a eleifend metus. Cras ullamcorper metus non ligula ultrices malesuada. Etiam vel libero lobortis, hendrerit velit ut, lobortis nisi.</text:span></text:p>
      <text:p text:style-name="P1"><text:span text:style-name="T2">Pellentesque ornare rutrum tellus quis auctor. Vestibulum ante ipsum primis in faucibus orci luctus et ultrices posuere cubilia curae; Etiam bibendum ipsum neque, vitae congue eros varius interdum. Nulla sed posuere erat. Vivamus porttitor dapibus viverra. Donec venenatis, nulla ac tempus aliquet, augue est varius lectus, id iaculis felis sem non nunc. In ultricies quis orci et dictum. Etiam lobortis eros sed porta tincidunt. Vestibulum sed posuere libero, sit amet gravida nisl. Donec ac lacus fringilla, congue risus sed, pulvinar purus. Mauris pellentesque orci facilisis nulla sollicitudin, sed venenatis felis blandit. Praesent faucibus mollis mi at faucibus. Nam laoreet, felis sit amet sagittis molestie, mi diam tristique nulla, sed lacinia ex neque non est.</text:span></text:p>
      <text:p text:style-name="P1"><text:span text:style-name="T2">Quisque a orci risus. </text:span><text:span text:style-name="T6">Mauris nulla ex, dictum sed scelerisque at, consequat sit amet tortor. Suspendisse aliquet placerat tortor, non hendrerit eros dignissim eu. Aliquam sit amet arcu ac tortor auctor varius. Cras tempus consequat neque a pharetra. Phasellus id vehicula lorem. Donec et consectetur sapien, sit amet fermentum ex. Phasellus fermentum interdum quam, vitae cursus elit eleifend eget. Donec semper quam non lectus commodo </text:span><text:span text:style-name="T2">rutrum. Quisque ut massa ac felis euismod cursus. Class aptent taciti sociosqu ad litora torquent per conubia nostra, per inceptos himenaeos. </text:span><text:span text:style-name="T1">Aenean placerat libero ut odio finibus consequa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ru" style:country-asian="RU"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Эд Док</meta:initial-creator>
    <dc:creator>Эд Док</dc:creator>
    <meta:editing-cycles>1</meta:editing-cycles>
    <meta:creation-date>2023-10-22T18:21:00</meta:creation-date>
    <dc:date>2023-10-22T18:22:00</dc:date>
    <meta:editing-duration>PT1S</meta:editing-duration>
    <meta:generator>OpenOffice/4.1.14$Win32 OpenOffice.org_project/4114m1$Build-9811</meta:generator>
    <meta:document-statistic meta:table-count="0" meta:image-count="0" meta:object-count="0" meta:page-count="1" meta:paragraph-count="5" meta:word-count="476" meta:character-count="32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